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style-name="ce1"/>
          <table:table-cell office:value-type="string" table:number-columns-spanned="7" table:number-rows-spanned="2" table:style-name="ce4">
            <text:p>Number of event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1">
            <text:p>rapidity</text:p>
          </table:table-cell>
          <table:table-cell office:value-type="float" office:value="4" table:style-name="ce2">
            <text:p>4,00</text:p>
          </table:table-cell>
          <table:table-cell office:value-type="float" office:value="3.75" table:style-name="ce2">
            <text:p>3,75</text:p>
          </table:table-cell>
          <table:table-cell table:style-name="ce2"/>
          <table:table-cell office:value-type="float" office:value="3.75" table:style-name="ce2">
            <text:p>3,75</text:p>
          </table:table-cell>
          <table:table-cell office:value-type="float" office:value="3.5" table:style-name="ce2">
            <text:p>3,50</text:p>
          </table:table-cell>
          <table:table-cell table:style-name="ce2"/>
          <table:table-cell office:value-type="float" office:value="3.5" table:style-name="ce2">
            <text:p>3,50</text:p>
          </table:table-cell>
          <table:table-cell office:value-type="float" office:value="3.25" table:style-name="ce2">
            <text:p>3,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psi</text:p>
          </table:table-cell>
          <table:table-cell office:value-type="float" office:value="939" table:style-name="ce1">
            <text:p>93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120" table:style-name="ce1">
            <text:p>312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542" table:style-name="ce1">
            <text:p>5542</text:p>
          </table:table-cell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si2S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32" table:style-name="ce1">
            <text:p>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kg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53" table:style-name="ce1">
            <text:p>85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09" table:style-name="ce1">
            <text:p>1809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entries</text:p>
          </table:table-cell>
          <table:table-cell office:value-type="float" office:value="1947" table:style-name="ce1">
            <text:p>1947</text:p>
          </table:table-cell>
          <table:table-cell table:number-columns-repeated="2" table:style-name="ce1"/>
          <table:table-cell office:value-type="float" office:value="7164" table:style-name="ce1">
            <text:p>7164</text:p>
          </table:table-cell>
          <table:table-cell table:number-columns-repeated="2" table:style-name="ce1"/>
          <table:table-cell office:value-type="float" office:value="13455" table:style-name="ce1">
            <text:p>13455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apidity</text:p>
          </table:table-cell>
          <table:table-cell office:value-type="float" office:value="3.25" table:style-name="ce2">
            <text:p>3,25</text:p>
          </table:table-cell>
          <table:table-cell office:value-type="float" office:value="3" table:style-name="ce2">
            <text:p>3,00</text:p>
          </table:table-cell>
          <table:table-cell table:style-name="ce2"/>
          <table:table-cell office:value-type="float" office:value="3" table:style-name="ce2">
            <text:p>3,00</text:p>
          </table:table-cell>
          <table:table-cell office:value-type="float" office:value="2.75" table:style-name="ce2">
            <text:p>2,75</text:p>
          </table:table-cell>
          <table:table-cell table:style-name="ce2"/>
          <table:table-cell office:value-type="float" office:value="2.75" table:style-name="ce2">
            <text:p>2,75</text:p>
          </table:table-cell>
          <table:table-cell office:value-type="float" office:value="2.5" table:style-name="ce2">
            <text:p>2,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psi</text:p>
          </table:table-cell>
          <table:table-cell office:value-type="float" office:value="6216" table:style-name="ce1">
            <text:p>6216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4094" table:style-name="ce1">
            <text:p>4094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134" table:style-name="ce1">
            <text:p>1134</text:p>
          </table:table-cell>
          <table:table-cell office:value-type="float" office:value="47" table:style-name="ce1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si2S</text:p>
          </table:table-cell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kg</text:p>
          </table:table-cell>
          <table:table-cell office:value-type="float" office:value="2112" table:style-name="ce1">
            <text:p>211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entries</text:p>
          </table:table-cell>
          <table:table-cell office:value-type="float" office:value="15027" table:style-name="ce1">
            <text:p>15027</text:p>
          </table:table-cell>
          <table:table-cell table:number-columns-repeated="2" table:style-name="ce1"/>
          <table:table-cell office:value-type="float" office:value="10111" table:style-name="ce1">
            <text:p>10111</text:p>
          </table:table-cell>
          <table:table-cell table:number-columns-repeated="2" table:style-name="ce1"/>
          <table:table-cell office:value-type="float" office:value="2832" table:style-name="ce1">
            <text:p>283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7" table:number-rows-spanned="2" table:style-name="ce4">
            <text:p>Ratio of given event/all event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1">
            <text:p>rapidity</text:p>
          </table:table-cell>
          <table:table-cell office:value-type="float" office:value="4" table:style-name="ce2">
            <text:p>4,00</text:p>
          </table:table-cell>
          <table:table-cell office:value-type="float" office:value="3.75" table:style-name="ce2">
            <text:p>3,75</text:p>
          </table:table-cell>
          <table:table-cell table:style-name="ce2"/>
          <table:table-cell office:value-type="float" office:value="3.75" table:style-name="ce2">
            <text:p>3,75</text:p>
          </table:table-cell>
          <table:table-cell office:value-type="float" office:value="3.5" table:style-name="ce2">
            <text:p>3,50</text:p>
          </table:table-cell>
          <table:table-cell table:style-name="ce2"/>
          <table:table-cell office:value-type="float" office:value="3.5" table:style-name="ce2">
            <text:p>3,50</text:p>
          </table:table-cell>
          <table:table-cell office:value-type="float" office:value="3.25" table:style-name="ce2">
            <text:p>3,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psi</text:p>
          </table:table-cell>
          <table:table-cell office:value-type="percentage" office:value="0.48228043143297383" table:formula="of:=[.B4]/[.$B$8]" table:style-name="ce3">
            <text:p>48,23 %</text:p>
          </table:table-cell>
          <table:table-cell office:value-type="percentage" office:value="2.1571648690292759E-2" table:formula="of:=[.C4]/[.$B$8]" table:style-name="ce3">
            <text:p>2,16 %</text:p>
          </table:table-cell>
          <table:table-cell table:style-name="ce1"/>
          <table:table-cell office:value-type="percentage" office:value="0.43551088777219432" table:formula="of:=[.E4]/[.$E$8]" table:style-name="ce3">
            <text:p>43,55 %</text:p>
          </table:table-cell>
          <table:table-cell office:value-type="percentage" office:value="9.7710776102735899E-3" table:formula="of:=[.F4]/[.$E$8]" table:style-name="ce3">
            <text:p>0,98 %</text:p>
          </table:table-cell>
          <table:table-cell table:style-name="ce1"/>
          <table:table-cell office:value-type="percentage" office:value="0.41189149015235971" table:formula="of:=[.H4]/[.$H$8]" table:style-name="ce3">
            <text:p>41,19 %</text:p>
          </table:table-cell>
          <table:table-cell office:value-type="percentage" office:value="7.5808249721293196E-3" table:formula="of:=[.I4]/[.$H$8]" table:style-name="ce3">
            <text:p>0,76 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si2S</text:p>
          </table:table-cell>
          <table:table-cell office:value-type="percentage" office:value="2.3626091422701591E-2" table:formula="of:=[.B5]/[.$B$8]" table:style-name="ce3">
            <text:p>2,36 %</text:p>
          </table:table-cell>
          <table:table-cell office:value-type="percentage" office:value="6.1633281972265025E-3" table:formula="of:=[.C5]/[.$B$8]" table:style-name="ce3">
            <text:p>0,62 %</text:p>
          </table:table-cell>
          <table:table-cell table:style-name="ce1"/>
          <table:table-cell office:value-type="percentage" office:value="1.2283640424343942E-2" table:formula="of:=[.E5]/[.$E$8]" table:style-name="ce3">
            <text:p>1,23 %</text:p>
          </table:table-cell>
          <table:table-cell office:value-type="percentage" office:value="3.0709101060859855E-3" table:formula="of:=[.F5]/[.$E$8]" table:style-name="ce3">
            <text:p>0,31 %</text:p>
          </table:table-cell>
          <table:table-cell table:style-name="ce1"/>
          <table:table-cell office:value-type="percentage" office:value="7.8781122259383128E-3" table:formula="of:=[.H5]/[.$H$8]" table:style-name="ce3">
            <text:p>0,79 %</text:p>
          </table:table-cell>
          <table:table-cell office:value-type="percentage" office:value="2.3782980304719436E-3" table:formula="of:=[.I5]/[.$H$8]" table:style-name="ce3">
            <text:p>0,24 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kg</text:p>
          </table:table-cell>
          <table:table-cell office:value-type="percentage" office:value="9.2963533641499743E-2" table:formula="of:=[.B6]/[.$B$8]" table:style-name="ce3">
            <text:p>9,30 %</text:p>
          </table:table-cell>
          <table:table-cell office:value-type="percentage" office:value="4.6224961479198771E-3" table:formula="of:=[.C6]/[.$B$8]" table:style-name="ce3">
            <text:p>0,46 %</text:p>
          </table:table-cell>
          <table:table-cell table:style-name="ce1"/>
          <table:table-cell office:value-type="percentage" office:value="0.11906756002233389" table:formula="of:=[.E6]/[.$E$8]" table:style-name="ce3">
            <text:p>11,91 %</text:p>
          </table:table-cell>
          <table:table-cell office:value-type="percentage" office:value="2.3729759910664431E-3" table:formula="of:=[.F6]/[.$E$8]" table:style-name="ce3">
            <text:p>0,24 %</text:p>
          </table:table-cell>
          <table:table-cell table:style-name="ce1"/>
          <table:table-cell office:value-type="percentage" office:value="0.13444816053511705" table:formula="of:=[.H6]/[.$H$8]" table:style-name="ce3">
            <text:p>13,44 %</text:p>
          </table:table-cell>
          <table:table-cell office:value-type="percentage" office:value="2.0810107766629504E-3" table:formula="of:=[.I6]/[.$H$8]" table:style-name="ce3">
            <text:p>0,21 %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3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apidity</text:p>
          </table:table-cell>
          <table:table-cell office:value-type="float" office:value="3.25" table:style-name="ce2">
            <text:p>3,25</text:p>
          </table:table-cell>
          <table:table-cell office:value-type="float" office:value="3" table:style-name="ce2">
            <text:p>3,00</text:p>
          </table:table-cell>
          <table:table-cell table:style-name="ce2"/>
          <table:table-cell office:value-type="float" office:value="3" table:style-name="ce2">
            <text:p>3,00</text:p>
          </table:table-cell>
          <table:table-cell office:value-type="float" office:value="2.75" table:style-name="ce2">
            <text:p>2,75</text:p>
          </table:table-cell>
          <table:table-cell table:style-name="ce2"/>
          <table:table-cell office:value-type="float" office:value="2.75" table:style-name="ce2">
            <text:p>2,75</text:p>
          </table:table-cell>
          <table:table-cell office:value-type="float" office:value="2.5" table:style-name="ce2">
            <text:p>2,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psi</text:p>
          </table:table-cell>
          <table:table-cell office:value-type="percentage" office:value="0.41365542024356161" table:formula="of:=[.B12]/[.$B$16]" table:style-name="ce3">
            <text:p>41,37 %</text:p>
          </table:table-cell>
          <table:table-cell office:value-type="percentage" office:value="7.0539695215279166E-3" table:formula="of:=[.C12]/[.$B$16]" table:style-name="ce3">
            <text:p>0,71 %</text:p>
          </table:table-cell>
          <table:table-cell table:style-name="ce1"/>
          <table:table-cell office:value-type="percentage" office:value="0.40490554841261994" table:formula="of:=[.E12]/[.$E$16]" table:style-name="ce3">
            <text:p>40,49 %</text:p>
          </table:table-cell>
          <table:table-cell office:value-type="percentage" office:value="8.5055879734942143E-3" table:formula="of:=[.F12]/[.$E$16]" table:style-name="ce3">
            <text:p>0,85 %</text:p>
          </table:table-cell>
          <table:table-cell table:style-name="ce1"/>
          <table:table-cell office:value-type="percentage" office:value="0.40042372881355931" table:formula="of:=[.H12]/[.$H$16]" table:style-name="ce3">
            <text:p>40,04 %</text:p>
          </table:table-cell>
          <table:table-cell office:value-type="percentage" office:value="1.6596045197740113E-2" table:formula="of:=[.I12]/[.$H$16]" table:style-name="ce3">
            <text:p>1,66 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si2S</text:p>
          </table:table-cell>
          <table:table-cell office:value-type="percentage" office:value="4.5917348772210025E-3" table:formula="of:=[.B13]/[.$B$16]" table:style-name="ce3">
            <text:p>0,46 %</text:p>
          </table:table-cell>
          <table:table-cell office:value-type="percentage" office:value="2.3956877620283489E-3" table:formula="of:=[.C13]/[.$B$16]" table:style-name="ce3">
            <text:p>0,24 %</text:p>
          </table:table-cell>
          <table:table-cell table:style-name="ce1"/>
          <table:table-cell office:value-type="percentage" office:value="1.4241914746315894E-2" table:formula="of:=[.E13]/[.$E$16]" table:style-name="ce3">
            <text:p>1,42 %</text:p>
          </table:table-cell>
          <table:table-cell office:value-type="percentage" office:value="3.0659677578874492E-3" table:formula="of:=[.F13]/[.$E$16]" table:style-name="ce3">
            <text:p>0,31 %</text:p>
          </table:table-cell>
          <table:table-cell table:style-name="ce1"/>
          <table:table-cell office:value-type="percentage" office:value="1.8008474576271187E-2" table:formula="of:=[.H13]/[.$H$16]" table:style-name="ce3">
            <text:p>1,80 %</text:p>
          </table:table-cell>
          <table:table-cell office:value-type="percentage" office:value="6.3559322033898309E-3" table:formula="of:=[.I13]/[.$H$16]" table:style-name="ce3">
            <text:p>0,64 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kg</text:p>
          </table:table-cell>
          <table:table-cell office:value-type="percentage" office:value="0.1405470153723298" table:formula="of:=[.B14]/[.$B$16]" table:style-name="ce3">
            <text:p>14,05 %</text:p>
          </table:table-cell>
          <table:table-cell office:value-type="percentage" office:value="2.0629533506355225E-3" table:formula="of:=[.C14]/[.$B$16]" table:style-name="ce3">
            <text:p>0,21 %</text:p>
          </table:table-cell>
          <table:table-cell table:style-name="ce1"/>
          <table:table-cell office:value-type="percentage" office:value="0.14528731084956978" table:formula="of:=[.E14]/[.$E$16]" table:style-name="ce3">
            <text:p>14,53 %</text:p>
          </table:table-cell>
          <table:table-cell office:value-type="percentage" office:value="2.5714568291959252E-3" table:formula="of:=[.F14]/[.$E$16]" table:style-name="ce3">
            <text:p>0,26 %</text:p>
          </table:table-cell>
          <table:table-cell table:style-name="ce1"/>
          <table:table-cell office:value-type="percentage" office:value="0.1528954802259887" table:formula="of:=[.H14]/[.$H$16]" table:style-name="ce3">
            <text:p>15,29 %</text:p>
          </table:table-cell>
          <table:table-cell office:value-type="percentage" office:value="5.2966101694915252E-3" table:formula="of:=[.I14]/[.$H$16]" table:style-name="ce3">
            <text:p>0,53 %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36">
      <number:number number:decimal-places="2" number:min-integer-digits="1"/>
      <number:text> %</number:text>
    </number:percentage-style>
    <number:currency-style style:name="N37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Tomáš</dc:creator>
    <meta:creation-date>2019-02-15T20:02:22Z</meta:creation-date>
    <dc:date>2019-02-26T19:23:40Z</dc:date>
    <meta:editing-cycles>2</meta:editing-cycles>
    <meta:editing-duration>PT14913S</meta:editing-duration>
  </office:meta>
</office:document-meta>
</file>